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language="fr" fo:country="FR"/>
    </style:style>
    <style:style style:name="P6" style:parent-style-name="Textbody" style:family="paragraph">
      <style:paragraph-properties fo:margin-bottom="0in" fo:line-height="135%"/>
    </style:style>
    <style:style style:name="T7" style:parent-style-name="Policepardéfaut" style:family="text"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P8" style:parent-style-name="Textbody" style:family="paragraph">
      <style:paragraph-properties fo:margin-bottom="0in" fo:line-height="135%"/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P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</office:automatic-styles>
  <office:body>
    <office:text text:use-soft-page-breaks="true">
      <text:p text:style-name="P1">Drive aggregation 2020:</text:p>
      <text:p text:style-name="Standard"><text:a xlink:href="https://drive.google.com/open?id=1Xz8t7SrdGd-0hLLhcAqeeyTuv98uMSQ1" office:target-frame-name="_top" xlink:show="replace"><text:span text:style-name="T2">https://drive.google.com/open?id=1Xz8t7Sr</text:span><text:bookmark-start text:name="_Hlt36566473"/><text:bookmark-start text:name="_Hlt36566474"/><text:span text:style-name="T3">d</text:span><text:bookmark-end text:name="_Hlt36566473"/><text:bookmark-end text:name="_Hlt36566474"/><text:span text:style-name="T4">Gd-0hLLhcAqeeyTuv98uMSQ1</text:span></text:a></text:p>
      <text:p text:style-name="Standard"/>
      <text:p text:style-name="P5">Livres :</text:p>
      <text:p text:style-name="P6"><text:a xlink:href="https://drive.google.com/drive/folders/1CPaEjKPQ1g-7l1AGasAJbuGBVO6fuLkQ?usp=sharing" office:target-frame-name="_top" xlink:show="replace"><text:span text:style-name="T7">https://drive.google.com/drive/folders/1CPaEjKPQ1g-7l1AGasAJbuGBVO6fuLkQ?usp=sharing</text:span></text:a></text:p>
      <text:p text:style-name="P8"/>
      <text:p text:style-name="P9">Bup :</text:p>
      <text:p text:style-name="Standard"><text:a xlink:href="http://bupdoc.udppc.asso.fr/consultation/selections.php" office:target-frame-name="_top" xlink:show="replace">http://bupdoc.udppc.asso.fr/consultation/selections.php</text:a></text:p>
      <text:p text:style-name="Standard"/>
      <text:p text:style-name="Standard">Plan Hugo Rousille :</text:p>
      <text:p text:style-name="Standard"><text:a xlink:href="https://www.eleves.ens.fr/home/hroussil/Plans/" office:target-frame-name="_top" xlink:show="replace">https://www.eleves.ens.fr/home/hroussil/Plans/</text:a></text:p>
      <text:p text:style-name="Standard"/>
      <text:p text:style-name="Standard">Cours CPGE :<text:s/><text:a xlink:href="http://www.matthieurigaut.net/index.php?pages/2e-annee-programme-2002" office:target-frame-name="_top" xlink:show="replace"><text:span text:style-name="Lienhypertexte">http://www.matthieurigaut.net/index.php?pages/2e-annee-programme-2002</text:span></text:a><text:s/></text:p>
      <text:p text:style-name="Standard"/>
      <text:p text:style-name="Standard">Animations flash</text:p>
      <text:p text:style-name="Standard"><text:a xlink:href="http://scphysiques.free.fr/" office:target-frame-name="_top" xlink:show="replace"><text:span text:style-name="Lienhypertexte">http://scphysiques.free.fr/</text:span></text:a></text:p>
      <text:p text:style-name="Standard"/>
      <text:p text:style-name="Standard">Simulation elect :<text:s/><text:a xlink:href="https://lushprojects.com/circuitjs/" office:target-frame-name="_top" xlink:show="replace"><text:span text:style-name="Lienhypertexte">https://lushprojects.com/circuitjs/</text:span></text:a><text:s/></text:p>
      <text:p text:style-name="Standard"/>
      <text:p text:style-name="Standard">Plans Martin :<text:s/><text:a xlink:href="https://drive.google.com/drive/folders/1wgFxMkxD-4UWiHGE1ZdUXB98ikuZ6FL-?fbclid=IwAR3vy0yDSnu3LWYdDg8z_4i6nbTnmOyJF2W54kE5zQyCD_mkAQAgyDi0Kpg" office:target-frame-name="_top" xlink:show="replace"><text:span text:style-name="Lienhypertexte">https://drive.google.com/drive/folders/1wgFxMkxD</text:span><text:span text:style-name="Lienhypertexte">-4UWiHGE1ZdUXB98ikuZ6FL-?fbclid=IwAR3vy0yDSnu3LWYdDg8z_4i6nbTnmOyJF2W54kE5zQyCD_mkAQAgyDi0Kpg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17-10-20T23:40:00Z</meta:creation-date>
    <dc:date>2020-05-28T12:30:00Z</dc:date>
    <meta:template xlink:href="Normal" xlink:type="simple"/>
    <meta:editing-cycles>9</meta:editing-cycles>
    <meta:editing-duration>PT1380S</meta:editing-duration>
    <meta:document-statistic meta:page-count="1" meta:paragraph-count="2" meta:word-count="204" meta:character-count="1328" meta:row-count="9" meta:non-whitespace-character-count="1126"/>
  </office:meta>
</office:document-meta>
</file>